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6pt" officeooo:rsid="000e178a" officeooo:paragraph-rsid="000e178a" style:font-size-asian="16pt" style:font-size-complex="16pt"/>
    </style:style>
    <style:style style:name="P2" style:family="paragraph" style:parent-style-name="Text_20_body">
      <style:paragraph-properties fo:text-align="start" style:justify-single-word="false"/>
      <style:text-properties officeooo:rsid="000e178a" officeooo:paragraph-rsid="000e178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24pt" style:text-underline-style="solid" style:text-underline-width="auto" style:text-underline-color="font-color" officeooo:rsid="000de6e2" officeooo:paragraph-rsid="000de6e2" style:font-size-asian="24pt" style:font-size-complex="24pt"/>
    </style:style>
    <style:style style:name="P4" style:family="paragraph" style:parent-style-name="Text_20_body">
      <style:text-properties officeooo:rsid="000f9d2e" officeooo:paragraph-rsid="000fe182"/>
    </style:style>
    <style:style style:name="P5" style:family="paragraph" style:parent-style-name="Text_20_body">
      <style:paragraph-properties fo:text-align="start" style:justify-single-word="false"/>
      <style:text-properties fo:font-size="16pt" officeooo:rsid="000e3690" officeooo:paragraph-rsid="000e178a" style:font-size-asian="16pt" style:font-size-complex="16pt"/>
    </style:style>
    <style:style style:name="P6" style:family="paragraph" style:parent-style-name="Text_20_body">
      <style:text-properties fo:font-size="16pt" officeooo:rsid="000f9d2e" officeooo:paragraph-rsid="000f9d2e" style:font-size-asian="16pt" style:font-size-complex="16pt"/>
    </style:style>
    <style:style style:name="P7" style:family="paragraph" style:parent-style-name="Text_20_body">
      <style:text-properties fo:font-size="16pt" officeooo:rsid="000fe182" officeooo:paragraph-rsid="000fe182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e178a" style:font-size-asian="16pt" style:font-size-complex="16pt"/>
    </style:style>
    <style:style style:name="T3" style:family="text">
      <style:text-properties fo:font-size="16pt" officeooo:rsid="000e3690" style:font-size-asian="16pt" style:font-size-complex="16pt"/>
    </style:style>
    <style:style style:name="T4" style:family="text">
      <style:text-properties fo:font-size="16pt" officeooo:rsid="000f9d2e" style:font-size-asian="16pt" style:font-size-complex="16pt"/>
    </style:style>
    <style:style style:name="T5" style:family="text">
      <style:text-properties fo:font-size="16pt" officeooo:rsid="000fe182" style:font-size-asian="16pt" style:font-size-complex="16pt"/>
    </style:style>
    <style:style style:name="T6" style:family="text">
      <style:text-properties officeooo:rsid="000f9d2e"/>
    </style:style>
    <style:style style:name="T7" style:family="text">
      <style:text-properties officeooo:rsid="000e36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 <text:s/>INTERNSHIP</text:p>
      <text:h text:style-name="Heading_20_4" text:outline-level="4">DAY:1</text:h>
      <text:h text:style-name="Heading_20_4" text:outline-level="4">28-05-2024</text:h>
      <text:h text:style-name="Heading_20_1" text:outline-level="1"><text:span text:style-name="T1">The internship started on </text:span><text:span text:style-name="T2">28-05-2024.First day was introduction day.</text:span></text:h>
      <text:p text:style-name="P1">1. Priciple of computer.</text:p>
      <text:p text:style-name="P1">2.Types of applications,windows,web and mobile application.</text:p>
      <text:p text:style-name="P1">3.Types of website.</text:p>
      <text:p text:style-name="P2"><text:span text:style-name="T1">4.</text:span><text:span text:style-name="T3">Explain static and dynamic website.</text:span></text:p>
      <text:p text:style-name="P2"><text:span text:style-name="T1">5.</text:span><text:span text:style-name="T3">Introduction javascript.</text:span></text:p>
      <text:p text:style-name="P1">6.Features of javascript.</text:p>
      <text:p text:style-name="P1">7.Explain variables.</text:p>
      <text:p text:style-name="P1">8.Explain 4 ways to declare variable.</text:p>
      <text:p text:style-name="P1">9.Introduce VS code and node.</text:p>
      <text:p text:style-name="P1">10.Type conversion in javasript (Implicit and Explicit).</text:p>
      <text:p text:style-name="P2"><text:span text:style-name="T1"><text:tab/><text:tab/>This will be hands on training mode.so we completed 6 Tasks and 4 Assignments.Total 10 program completed in the introduction </text:span><text:span text:style-name="T3">day.</text:span></text:p>
      <text:p text:style-name="P5"/>
      <text:h text:style-name="Heading_20_4" text:outline-level="4"><text:span text:style-name="T7">D</text:span>ay:2</text:h>
      <text:h text:style-name="Heading_20_4" text:outline-level="4">Date:29/05/2024</text:h>
      <text:p text:style-name="Text_20_body"><text:tab/><text:span text:style-name="T6">T</text:span><text:span text:style-name="T4">he hands on training will started on 9:45 AM ,we converted the the following sections.</text:span></text:p>
      <text:p text:style-name="P6">1.Syrict keyword and use for strict word with example.</text:p>
      <text:p text:style-name="P6">2.Expression.</text:p>
      <text:p text:style-name="P6">3.Comment explain about comment in programing languages.</text:p>
      <text:p text:style-name="P4"><text:span text:style-name="T1">4.Ready data from users.The section will explain how data is access from <text:s text:c="19"/>keyboard and </text:span><text:span text:style-name="T5">done there programs based on this section</text:span></text:p>
      <text:p text:style-name="P7"><text:soft-page-break/>5.Operators:</text:p>
      <text:p text:style-name="P7"><text:tab/><text:tab/>*Arithemetic operators</text:p>
      <text:p text:style-name="P7"><text:tab/><text:tab/>*Comparison operators </text:p>
      <text:p text:style-name="P7"><text:tab/><text:tab/>*Logical operators</text:p>
      <text:p text:style-name="P7"><text:tab/>We coverd the above session with different example and programs.</text:p>
      <text:p text:style-name="P7">6.Conditional statement.</text:p>
      <text:p text:style-name="P7">We did a program to check whether the person is eligible for vote by using if else statement. 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3.759935958</meta:creation-date>
    <dc:date>2024-05-29T16:05:46.078848452</dc:date>
    <meta:editing-duration>PT20M5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169" meta:character-count="1210" meta:non-whitespace-character-count="1036"/>
  </office:meta>
</office:document-meta>
</file>